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eight_milk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0.0906928" calcext:value-type="float">
            <text:p>0.0906928</text:p>
          </table:table-cell>
          <table:table-cell office:value-type="float" office:value="0.0882847" calcext:value-type="float">
            <text:p>0.0882847</text:p>
          </table:table-cell>
        </table:table-row>
        <table:table-row table:style-name="ro1">
          <table:table-cell/>
          <table:table-cell office:value-type="float" office:value="0.0914562" calcext:value-type="float">
            <text:p>0.0914562</text:p>
          </table:table-cell>
          <table:table-cell office:value-type="float" office:value="0.090054" calcext:value-type="float">
            <text:p>0.090054</text:p>
          </table:table-cell>
        </table:table-row>
        <table:table-row table:style-name="ro1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502" calcext:value-type="float">
            <text:p>0.0890502</text:p>
          </table:table-cell>
        </table:table-row>
        <table:table-row table:style-name="ro1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42742" calcext:value-type="float">
            <text:p>0.0942742</text:p>
          </table:table-cell>
        </table:table-row>
        <table:table-row table:style-name="ro1">
          <table:table-cell/>
          <table:table-cell office:value-type="float" office:value="0.088276" calcext:value-type="float">
            <text:p>0.088276</text:p>
          </table:table-cell>
          <table:table-cell office:value-type="float" office:value="0.0876291" calcext:value-type="float">
            <text:p>0.0876291</text:p>
          </table:table-cell>
        </table:table-row>
        <table:table-row table:style-name="ro1">
          <table:table-cell/>
          <table:table-cell office:value-type="float" office:value="0.0882157" calcext:value-type="float">
            <text:p>0.0882157</text:p>
          </table:table-cell>
          <table:table-cell office:value-type="float" office:value="0.089777" calcext:value-type="float">
            <text:p>0.089777</text:p>
          </table:table-cell>
        </table:table-row>
        <table:table-row table:style-name="ro1">
          <table:table-cell/>
          <table:table-cell office:value-type="float" office:value="0.0939773" calcext:value-type="float">
            <text:p>0.0939773</text:p>
          </table:table-cell>
          <table:table-cell office:value-type="float" office:value="0.0896478" calcext:value-type="float">
            <text:p>0.0896478</text:p>
          </table:table-cell>
        </table:table-row>
        <table:table-row table:style-name="ro1">
          <table:table-cell/>
          <table:table-cell office:value-type="float" office:value="0.0868306" calcext:value-type="float">
            <text:p>0.0868306</text:p>
          </table:table-cell>
          <table:table-cell office:value-type="float" office:value="0.0896478" calcext:value-type="float">
            <text:p>0.0896478</text:p>
          </table:table-cell>
        </table:table-row>
        <table:table-row table:style-name="ro1">
          <table:table-cell/>
          <table:table-cell office:value-type="float" office:value="0.0899077" calcext:value-type="float">
            <text:p>0.0899077</text:p>
          </table:table-cell>
          <table:table-cell office:value-type="float" office:value="0.0955068" calcext:value-type="float">
            <text:p>0.0955068</text:p>
          </table:table-cell>
        </table:table-row>
        <table:table-row table:style-name="ro1">
          <table:table-cell/>
          <table:table-cell office:value-type="float" office:value="0.089066" calcext:value-type="float">
            <text:p>0.089066</text:p>
          </table:table-cell>
          <table:table-cell office:value-type="float" office:value="0.0955068" calcext:value-type="float">
            <text:p>0.0955068</text:p>
          </table:table-cell>
        </table:table-row>
        <table:table-row table:style-name="ro1">
          <table:table-cell/>
          <table:table-cell office:value-type="float" office:value="0.0932811" calcext:value-type="float">
            <text:p>0.0932811</text:p>
          </table:table-cell>
          <table:table-cell office:value-type="float" office:value="0.0942742" calcext:value-type="float">
            <text:p>0.0942742</text:p>
          </table:table-cell>
        </table:table-row>
        <table:table-row table:style-name="ro1">
          <table:table-cell/>
          <table:table-cell office:value-type="float" office:value="0.0875477" calcext:value-type="float">
            <text:p>0.0875477</text:p>
          </table:table-cell>
          <table:table-cell office:value-type="float" office:value="0.0897827" calcext:value-type="float">
            <text:p>0.0897827</text:p>
          </table:table-cell>
        </table:table-row>
        <table:table-row table:style-name="ro1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8325" calcext:value-type="float">
            <text:p>0.088325</text:p>
          </table:table-cell>
        </table:table-row>
        <table:table-row table:style-name="ro1">
          <table:table-cell/>
          <table:table-cell office:value-type="float" office:value="0.0877969" calcext:value-type="float">
            <text:p>0.0877969</text:p>
          </table:table-cell>
          <table:table-cell office:value-type="float" office:value="0.0919048" calcext:value-type="float">
            <text:p>0.0919048</text:p>
          </table:table-cell>
        </table:table-row>
        <table:table-row table:style-name="ro1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19048" calcext:value-type="float">
            <text:p>0.0919048</text:p>
          </table:table-cell>
        </table:table-row>
        <table:table-row table:style-name="ro1">
          <table:table-cell/>
          <table:table-cell office:value-type="float" office:value="0.0859947" calcext:value-type="float">
            <text:p>0.0859947</text:p>
          </table:table-cell>
          <table:table-cell office:value-type="float" office:value="0.0905599" calcext:value-type="float">
            <text:p>0.0905599</text:p>
          </table:table-cell>
        </table:table-row>
        <table:table-row table:style-name="ro1">
          <table:table-cell/>
          <table:table-cell office:value-type="float" office:value="0.0905542" calcext:value-type="float">
            <text:p>0.0905542</text:p>
          </table:table-cell>
          <table:table-cell office:value-type="float" office:value="0.0890502" calcext:value-type="float">
            <text:p>0.0890502</text:p>
          </table:table-cell>
        </table:table-row>
        <table:table-row table:style-name="ro1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</table:table-row>
        <table:table-row table:style-name="ro1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827" calcext:value-type="float">
            <text:p>0.0897827</text:p>
          </table:table-cell>
        </table:table-row>
        <table:table-row table:style-name="ro1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8325" calcext:value-type="float">
            <text:p>0.088325</text:p>
          </table:table-cell>
        </table:table-row>
        <table:table-row table:style-name="ro1">
          <table:table-cell/>
          <table:table-cell office:value-type="float" office:value="0.0933657" calcext:value-type="float">
            <text:p>0.0933657</text:p>
          </table:table-cell>
          <table:table-cell office:value-type="float" office:value="0.0896478" calcext:value-type="float">
            <text:p>0.0896478</text:p>
          </table:table-cell>
        </table:table-row>
        <table:table-row table:style-name="ro1">
          <table:table-cell/>
          <table:table-cell office:value-type="float" office:value="0.0855762" calcext:value-type="float">
            <text:p>0.0855762</text:p>
          </table:table-cell>
          <table:table-cell office:value-type="float" office:value="0.0900498" calcext:value-type="float">
            <text:p>0.0900498</text:p>
          </table:table-cell>
        </table:table-row>
        <table:table-row table:style-name="ro1">
          <table:table-cell/>
          <table:table-cell office:value-type="float" office:value="0.0888963" calcext:value-type="float">
            <text:p>0.0888963</text:p>
          </table:table-cell>
          <table:table-cell office:value-type="float" office:value="0.0884349" calcext:value-type="float">
            <text:p>0.0884349</text:p>
          </table:table-cell>
        </table:table-row>
        <table:table-row table:style-name="ro1">
          <table:table-cell/>
          <table:table-cell office:value-type="float" office:value="0.0896537" calcext:value-type="float">
            <text:p>0.0896537</text:p>
          </table:table-cell>
          <table:table-cell office:value-type="float" office:value="0.0897279" calcext:value-type="float">
            <text:p>0.0897279</text:p>
          </table:table-cell>
        </table:table-row>
        <table:table-row table:style-name="ro1">
          <table:table-cell/>
          <table:table-cell office:value-type="float" office:value="0.0932752" calcext:value-type="float">
            <text:p>0.0932752</text:p>
          </table:table-cell>
          <table:table-cell office:value-type="float" office:value="0.0942742" calcext:value-type="float">
            <text:p>0.0942742</text:p>
          </table:table-cell>
        </table:table-row>
        <table:table-row table:style-name="ro1">
          <table:table-cell/>
          <table:table-cell office:value-type="float" office:value="0.0911385" calcext:value-type="float">
            <text:p>0.0911385</text:p>
          </table:table-cell>
          <table:table-cell office:value-type="float" office:value="0.0884304" calcext:value-type="float">
            <text:p>0.0884304</text:p>
          </table:table-cell>
        </table:table-row>
        <table:table-row table:style-name="ro1">
          <table:table-cell/>
          <table:table-cell office:value-type="float" office:value="0.0875801" calcext:value-type="float">
            <text:p>0.0875801</text:p>
          </table:table-cell>
          <table:table-cell office:value-type="float" office:value="0.0898896" calcext:value-type="float">
            <text:p>0.0898896</text:p>
          </table:table-cell>
        </table:table-row>
        <table:table-row table:style-name="ro1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</table:table-row>
        <table:table-row table:style-name="ro1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</table:table-row>
        <table:table-row table:style-name="ro1">
          <table:table-cell/>
          <table:table-cell office:value-type="float" office:value="0.091247" calcext:value-type="float">
            <text:p>0.091247</text:p>
          </table:table-cell>
          <table:table-cell office:value-type="float" office:value="0.095498" calcext:value-type="float">
            <text:p>0.095498</text:p>
          </table:table-cell>
        </table:table-row>
        <table:table-row table:style-name="ro1">
          <table:table-cell/>
          <table:table-cell office:value-type="float" office:value="0.0876291" calcext:value-type="float">
            <text:p>0.0876291</text:p>
          </table:table-cell>
          <table:table-cell office:value-type="float" office:value="0.0911843" calcext:value-type="float">
            <text:p>0.0911843</text:p>
          </table:table-cell>
        </table:table-row>
        <table:table-row table:style-name="ro1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897365" calcext:value-type="float">
            <text:p>0.0897365</text:p>
          </table:table-cell>
        </table:table-row>
        <table:table-row table:style-name="ro1">
          <table:table-cell/>
          <table:table-cell office:value-type="float" office:value="0.0875295" calcext:value-type="float">
            <text:p>0.0875295</text:p>
          </table:table-cell>
          <table:table-cell office:value-type="float" office:value="0.0876291" calcext:value-type="float">
            <text:p>0.0876291</text:p>
          </table:table-cell>
        </table:table-row>
        <table:table-row table:style-name="ro1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76013" calcext:value-type="float">
            <text:p>0.0876013</text:p>
          </table:table-cell>
        </table:table-row>
        <table:table-row table:style-name="ro1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</table:table-row>
        <table:table-row table:style-name="ro1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76291" calcext:value-type="float">
            <text:p>0.0876291</text:p>
          </table:table-cell>
        </table:table-row>
        <table:table-row table:style-name="ro1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92307" calcext:value-type="float">
            <text:p>0.0892307</text:p>
          </table:table-cell>
        </table:table-row>
        <table:table-row table:style-name="ro1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875662" calcext:value-type="float">
            <text:p>0.0875662</text:p>
          </table:table-cell>
        </table:table-row>
        <table:table-row table:style-name="ro1">
          <table:table-cell/>
          <table:table-cell office:value-type="float" office:value="0.0874436" calcext:value-type="float">
            <text:p>0.0874436</text:p>
          </table:table-cell>
          <table:table-cell office:value-type="float" office:value="0.089066" calcext:value-type="float">
            <text:p>0.089066</text:p>
          </table:table-cell>
        </table:table-row>
        <table:table-row table:style-name="ro1">
          <table:table-cell/>
          <table:table-cell office:value-type="float" office:value="0.0934783" calcext:value-type="float">
            <text:p>0.0934783</text:p>
          </table:table-cell>
          <table:table-cell office:value-type="float" office:value="0.0955068" calcext:value-type="float">
            <text:p>0.0955068</text:p>
          </table:table-cell>
        </table:table-row>
        <table:table-row table:style-name="ro1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685" calcext:value-type="float">
            <text:p>0.0890685</text:p>
          </table:table-cell>
        </table:table-row>
        <table:table-row table:style-name="ro1">
          <table:table-cell/>
          <table:table-cell office:value-type="float" office:value="0.0890392" calcext:value-type="float">
            <text:p>0.0890392</text:p>
          </table:table-cell>
          <table:table-cell office:value-type="float" office:value="0.0876276" calcext:value-type="float">
            <text:p>0.0876276</text:p>
          </table:table-cell>
        </table:table-row>
        <table:table-row table:style-name="ro1">
          <table:table-cell/>
          <table:table-cell office:value-type="float" office:value="0.0896634" calcext:value-type="float">
            <text:p>0.0896634</text:p>
          </table:table-cell>
          <table:table-cell office:value-type="float" office:value="0.0897857" calcext:value-type="float">
            <text:p>0.0897857</text:p>
          </table:table-cell>
        </table:table-row>
        <table:table-row table:style-name="ro1">
          <table:table-cell/>
          <table:table-cell office:value-type="float" office:value="0.0891557" calcext:value-type="float">
            <text:p>0.0891557</text:p>
          </table:table-cell>
          <table:table-cell office:value-type="float" office:value="0.089777" calcext:value-type="float">
            <text:p>0.089777</text:p>
          </table:table-cell>
        </table:table-row>
        <table:table-row table:style-name="ro1">
          <table:table-cell/>
          <table:table-cell office:value-type="float" office:value="0.0947259" calcext:value-type="float">
            <text:p>0.0947259</text:p>
          </table:table-cell>
          <table:table-cell office:value-type="float" office:value="0.0896478" calcext:value-type="float">
            <text:p>0.0896478</text:p>
          </table:table-cell>
        </table:table-row>
        <table:table-row table:style-name="ro1">
          <table:table-cell/>
          <table:table-cell office:value-type="float" office:value="0.087097" calcext:value-type="float">
            <text:p>0.087097</text:p>
          </table:table-cell>
          <table:table-cell office:value-type="float" office:value="0.0900498" calcext:value-type="float">
            <text:p>0.0900498</text:p>
          </table:table-cell>
        </table:table-row>
        <table:table-row table:style-name="ro1">
          <table:table-cell/>
          <table:table-cell office:value-type="float" office:value="0.0896303" calcext:value-type="float">
            <text:p>0.0896303</text:p>
          </table:table-cell>
          <table:table-cell office:value-type="float" office:value="0.0884304" calcext:value-type="float">
            <text:p>0.0884304</text:p>
          </table:table-cell>
        </table:table-row>
        <table:table-row table:style-name="ro1">
          <table:table-cell/>
          <table:table-cell office:value-type="float" office:value="0.0891067" calcext:value-type="float">
            <text:p>0.0891067</text:p>
          </table:table-cell>
          <table:table-cell office:value-type="float" office:value="0.095498" calcext:value-type="float">
            <text:p>0.095498</text:p>
          </table:table-cell>
        </table:table-row>
        <table:table-row table:style-name="ro1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96522" calcext:value-type="float">
            <text:p>0.0896522</text:p>
          </table:table-cell>
        </table:table-row>
        <table:table-row table:style-name="ro1">
          <table:table-cell/>
          <table:table-cell office:value-type="float" office:value="0.0868028" calcext:value-type="float">
            <text:p>0.0868028</text:p>
          </table:table-cell>
          <table:table-cell office:value-type="float" office:value="0.0896522" calcext:value-type="float">
            <text:p>0.0896522</text:p>
          </table:table-cell>
        </table:table-row>
        <table:table-row table:style-name="ro1">
          <table:table-cell/>
          <table:table-cell office:value-type="float" office:value="0.088276" calcext:value-type="float">
            <text:p>0.088276</text:p>
          </table:table-cell>
          <table:table-cell office:value-type="float" office:value="0.0896522" calcext:value-type="float">
            <text:p>0.0896522</text:p>
          </table:table-cell>
        </table:table-row>
        <table:table-row table:style-name="ro1">
          <table:table-cell/>
          <table:table-cell office:value-type="float" office:value="0.0970029" calcext:value-type="float">
            <text:p>0.0970029</text:p>
          </table:table-cell>
          <table:table-cell office:value-type="float" office:value="0.0911843" calcext:value-type="float">
            <text:p>0.0911843</text:p>
          </table:table-cell>
        </table:table-row>
        <table:table-row table:style-name="ro1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942742" calcext:value-type="float">
            <text:p>0.0942742</text:p>
          </table:table-cell>
        </table:table-row>
        <table:table-row table:style-name="ro1">
          <table:table-cell/>
          <table:table-cell office:value-type="float" office:value="0.0954936" calcext:value-type="float">
            <text:p>0.0954936</text:p>
          </table:table-cell>
          <table:table-cell office:value-type="float" office:value="0.0882847" calcext:value-type="float">
            <text:p>0.0882847</text:p>
          </table:table-cell>
        </table:table-row>
        <table:table-row table:style-name="ro1">
          <table:table-cell/>
          <table:table-cell office:value-type="float" office:value="0.0868569" calcext:value-type="float">
            <text:p>0.0868569</text:p>
          </table:table-cell>
          <table:table-cell office:value-type="float" office:value="0.0897294" calcext:value-type="float">
            <text:p>0.0897294</text:p>
          </table:table-cell>
        </table:table-row>
        <table:table-row table:style-name="ro1">
          <table:table-cell/>
          <table:table-cell office:value-type="float" office:value="0.0905585" calcext:value-type="float">
            <text:p>0.0905585</text:p>
          </table:table-cell>
          <table:table-cell office:value-type="float" office:value="0.0934783" calcext:value-type="float">
            <text:p>0.0934783</text:p>
          </table:table-cell>
        </table:table-row>
        <table:table-row table:style-name="ro1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</table:table-row>
        <table:table-row table:style-name="ro1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</table:table-row>
        <table:table-row table:style-name="ro1">
          <table:table-cell/>
          <table:table-cell office:value-type="float" office:value="0.0890573" calcext:value-type="float">
            <text:p>0.0890573</text:p>
          </table:table-cell>
          <table:table-cell office:value-type="float" office:value="0.0875096" calcext:value-type="float">
            <text:p>0.0875096</text:p>
          </table:table-cell>
        </table:table-row>
        <table:table-row table:style-name="ro1">
          <table:table-cell/>
          <table:table-cell office:value-type="float" office:value="0.0940518" calcext:value-type="float">
            <text:p>0.0940518</text:p>
          </table:table-cell>
          <table:table-cell office:value-type="float" office:value="0.0875096" calcext:value-type="float">
            <text:p>0.0875096</text:p>
          </table:table-cell>
        </table:table-row>
        <table:table-row table:style-name="ro1">
          <table:table-cell/>
          <table:table-cell office:value-type="float" office:value="0.0904171" calcext:value-type="float">
            <text:p>0.0904171</text:p>
          </table:table-cell>
          <table:table-cell office:value-type="float" office:value="0.0905599" calcext:value-type="float">
            <text:p>0.0905599</text:p>
          </table:table-cell>
        </table:table-row>
        <table:table-row table:style-name="ro1">
          <table:table-cell/>
          <table:table-cell office:value-type="float" office:value="0.0876973" calcext:value-type="float">
            <text:p>0.0876973</text:p>
          </table:table-cell>
          <table:table-cell office:value-type="float" office:value="0.0911828" calcext:value-type="float">
            <text:p>0.0911828</text:p>
          </table:table-cell>
        </table:table-row>
        <table:table-row table:style-name="ro1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</table:table-row>
        <table:table-row table:style-name="ro1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97827" calcext:value-type="float">
            <text:p>0.0897827</text:p>
          </table:table-cell>
        </table:table-row>
        <table:table-row table:style-name="ro1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9777" calcext:value-type="float">
            <text:p>0.089777</text:p>
          </table:table-cell>
        </table:table-row>
        <table:table-row table:style-name="ro1">
          <table:table-cell/>
          <table:table-cell office:value-type="float" office:value="0.0954981" calcext:value-type="float">
            <text:p>0.0954981</text:p>
          </table:table-cell>
          <table:table-cell office:value-type="float" office:value="0.0896478" calcext:value-type="float">
            <text:p>0.0896478</text:p>
          </table:table-cell>
        </table:table-row>
        <table:table-row table:style-name="ro1">
          <table:table-cell/>
          <table:table-cell office:value-type="float" office:value="0.0848098" calcext:value-type="float">
            <text:p>0.0848098</text:p>
          </table:table-cell>
          <table:table-cell office:value-type="float" office:value="0.0900498" calcext:value-type="float">
            <text:p>0.0900498</text:p>
          </table:table-cell>
        </table:table-row>
        <table:table-row table:style-name="ro1">
          <table:table-cell/>
          <table:table-cell office:value-type="float" office:value="0.0881299" calcext:value-type="float">
            <text:p>0.0881299</text:p>
          </table:table-cell>
          <table:table-cell office:value-type="float" office:value="0.0884349" calcext:value-type="float">
            <text:p>0.0884349</text:p>
          </table:table-cell>
        </table:table-row>
        <table:table-row table:style-name="ro1">
          <table:table-cell/>
          <table:table-cell office:value-type="float" office:value="0.0888993" calcext:value-type="float">
            <text:p>0.0888993</text:p>
          </table:table-cell>
          <table:table-cell office:value-type="float" office:value="0.0905513" calcext:value-type="float">
            <text:p>0.0905513</text:p>
          </table:table-cell>
        </table:table-row>
        <table:table-row table:style-name="ro1">
          <table:table-cell/>
          <table:table-cell office:value-type="float" office:value="0.0875111" calcext:value-type="float">
            <text:p>0.0875111</text:p>
          </table:table-cell>
          <table:table-cell office:value-type="float" office:value="0.0934725" calcext:value-type="float">
            <text:p>0.0934725</text:p>
          </table:table-cell>
        </table:table-row>
        <table:table-row table:style-name="ro1">
          <table:table-cell/>
          <table:table-cell office:value-type="float" office:value="0.0890685" calcext:value-type="float">
            <text:p>0.0890685</text:p>
          </table:table-cell>
          <table:table-cell office:value-type="float" office:value="0.0940546" calcext:value-type="float">
            <text:p>0.0940546</text:p>
          </table:table-cell>
        </table:table-row>
        <table:table-row table:style-name="ro1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</table:table-row>
        <table:table-row table:style-name="ro1">
          <table:table-cell/>
          <table:table-cell office:value-type="float" office:value="0.0898128" calcext:value-type="float">
            <text:p>0.0898128</text:p>
          </table:table-cell>
          <table:table-cell office:value-type="float" office:value="0.0875662" calcext:value-type="float">
            <text:p>0.0875662</text:p>
          </table:table-cell>
        </table:table-row>
        <table:table-row table:style-name="ro1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54777" calcext:value-type="float">
            <text:p>0.0954777</text:p>
          </table:table-cell>
        </table:table-row>
        <table:table-row table:style-name="ro1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</table:table-row>
        <table:table-row table:style-name="ro1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75096" calcext:value-type="float">
            <text:p>0.0875096</text:p>
          </table:table-cell>
        </table:table-row>
        <table:table-row table:style-name="ro1">
          <table:table-cell/>
          <table:table-cell office:value-type="float" office:value="0.0884191" calcext:value-type="float">
            <text:p>0.0884191</text:p>
          </table:table-cell>
          <table:table-cell office:value-type="float" office:value="0.0875096" calcext:value-type="float">
            <text:p>0.0875096</text:p>
          </table:table-cell>
        </table:table-row>
        <table:table-row table:style-name="ro1">
          <table:table-cell/>
          <table:table-cell table:number-columns-repeated="2" office:value-type="float" office:value="0.0875096" calcext:value-type="float">
            <text:p>0.0875096</text:p>
          </table:table-cell>
        </table:table-row>
        <table:table-row table:style-name="ro1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969442" calcext:value-type="float">
            <text:p>0.0969442</text:p>
          </table:table-cell>
        </table:table-row>
        <table:table-row table:style-name="ro1">
          <table:table-cell/>
          <table:table-cell office:value-type="float" office:value="0.0870956" calcext:value-type="float">
            <text:p>0.0870956</text:p>
          </table:table-cell>
          <table:table-cell office:value-type="float" office:value="0.0900498" calcext:value-type="float">
            <text:p>0.0900498</text:p>
          </table:table-cell>
        </table:table-row>
        <table:table-row table:style-name="ro1">
          <table:table-cell/>
          <table:table-cell office:value-type="float" office:value="0.088276" calcext:value-type="float">
            <text:p>0.088276</text:p>
          </table:table-cell>
          <table:table-cell office:value-type="float" office:value="0.0900498" calcext:value-type="float">
            <text:p>0.0900498</text:p>
          </table:table-cell>
        </table:table-row>
        <table:table-row table:style-name="ro1">
          <table:table-cell/>
          <table:table-cell office:value-type="float" office:value="0.0947042" calcext:value-type="float">
            <text:p>0.0947042</text:p>
          </table:table-cell>
          <table:table-cell office:value-type="float" office:value="0.0911843" calcext:value-type="float">
            <text:p>0.0911843</text:p>
          </table:table-cell>
        </table:table-row>
        <table:table-row table:style-name="ro1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19193" calcext:value-type="float">
            <text:p>0.0919193</text:p>
          </table:table-cell>
        </table:table-row>
        <table:table-row table:style-name="ro1">
          <table:table-cell/>
          <table:table-cell office:value-type="float" office:value="0.0896478" calcext:value-type="float">
            <text:p>0.0896478</text:p>
          </table:table-cell>
          <table:table-cell office:value-type="float" office:value="0.0882847" calcext:value-type="float">
            <text:p>0.0882847</text:p>
          </table:table-cell>
        </table:table-row>
        <table:table-row table:style-name="ro1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7294" calcext:value-type="float">
            <text:p>0.0897294</text:p>
          </table:table-cell>
        </table:table-row>
        <table:table-row table:style-name="ro1">
          <table:table-cell/>
          <table:table-cell office:value-type="float" office:value="0.0882847" calcext:value-type="float">
            <text:p>0.0882847</text:p>
          </table:table-cell>
          <table:table-cell office:value-type="float" office:value="0.0906928" calcext:value-type="float">
            <text:p>0.0906928</text:p>
          </table:table-cell>
        </table:table-row>
        <table:table-row table:style-name="ro1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48175" calcext:value-type="float">
            <text:p>0.0948175</text:p>
          </table:table-cell>
        </table:table-row>
        <table:table-row table:style-name="ro1">
          <table:table-cell/>
          <table:table-cell office:value-type="float" office:value="0.0947391" calcext:value-type="float">
            <text:p>0.0947391</text:p>
          </table:table-cell>
          <table:table-cell office:value-type="float" office:value="0.0905658" calcext:value-type="float">
            <text:p>0.0905658</text:p>
          </table:table-cell>
        </table:table-row>
        <table:table-row table:style-name="ro1">
          <table:table-cell/>
          <table:table-cell office:value-type="float" office:value="0.0861083" calcext:value-type="float">
            <text:p>0.0861083</text:p>
          </table:table-cell>
          <table:table-cell office:value-type="float" office:value="0.0896522" calcext:value-type="float">
            <text:p>0.0896522</text:p>
          </table:table-cell>
        </table:table-row>
        <table:table-row table:style-name="ro1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00498" calcext:value-type="float">
            <text:p>0.0900498</text:p>
          </table:table-cell>
        </table:table-row>
        <table:table-row table:style-name="ro1">
          <table:table-cell/>
          <table:table-cell office:value-type="float" office:value="0.088276" calcext:value-type="float">
            <text:p>0.088276</text:p>
          </table:table-cell>
          <table:table-cell office:value-type="float" office:value="0.0915318" calcext:value-type="float">
            <text:p>0.0915318</text:p>
          </table:table-cell>
        </table:table-row>
        <table:table-row table:style-name="ro1">
          <table:table-cell/>
          <table:table-cell office:value-type="float" office:value="0.0884206" calcext:value-type="float">
            <text:p>0.0884206</text:p>
          </table:table-cell>
          <table:table-cell office:value-type="float" office:value="0.0890502" calcext:value-type="float">
            <text:p>0.0890502</text:p>
          </table:table-cell>
        </table:table-row>
        <table:table-row table:style-name="ro1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365" calcext:value-type="float">
            <text:p>0.0897365</text:p>
          </table:table-cell>
        </table:table-row>
        <table:table-row table:style-name="ro1">
          <table:table-cell/>
          <table:table-cell office:value-type="float" office:value="0.0890473" calcext:value-type="float">
            <text:p>0.0890473</text:p>
          </table:table-cell>
          <table:table-cell office:value-type="float" office:value="0.0954981" calcext:value-type="float">
            <text:p>0.0954981</text:p>
          </table:table-cell>
        </table:table-row>
        <table:table-row table:style-name="ro1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</table:table-row>
        <table:table-row table:style-name="ro1">
          <table:table-cell/>
          <table:table-cell office:value-type="float" office:value="0.0868043" calcext:value-type="float">
            <text:p>0.0868043</text:p>
          </table:table-cell>
          <table:table-cell office:value-type="float" office:value="0.0896478" calcext:value-type="float">
            <text:p>0.0896478</text:p>
          </table:table-cell>
        </table:table-row>
        <table:table-row table:style-name="ro1">
          <table:table-cell/>
          <table:table-cell office:value-type="float" office:value="0.0875529" calcext:value-type="float">
            <text:p>0.0875529</text:p>
          </table:table-cell>
          <table:table-cell office:value-type="float" office:value="0.0919193" calcext:value-type="float">
            <text:p>0.0919193</text:p>
          </table:table-cell>
        </table:table-row>
        <table:table-row table:style-name="ro1">
          <table:table-cell/>
          <table:table-cell office:value-type="float" office:value="0.0919136" calcext:value-type="float">
            <text:p>0.0919136</text:p>
          </table:table-cell>
          <table:table-cell office:value-type="float" office:value="0.0882847" calcext:value-type="float">
            <text:p>0.0882847</text:p>
          </table:table-cell>
        </table:table-row>
        <table:table-row table:style-name="ro1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8896" calcext:value-type="float">
            <text:p>0.0898896</text:p>
          </table:table-cell>
        </table:table-row>
        <table:table-row table:style-name="ro1">
          <table:table-cell/>
          <table:table-cell office:value-type="float" office:value="0.0890467" calcext:value-type="float">
            <text:p>0.0890467</text:p>
          </table:table-cell>
          <table:table-cell office:value-type="float" office:value="0.0875662" calcext:value-type="float">
            <text:p>0.0875662</text:p>
          </table:table-cell>
        </table:table-row>
        <table:table-row table:style-name="ro1">
          <table:table-cell/>
          <table:table-cell office:value-type="float" office:value="0.0883688" calcext:value-type="float">
            <text:p>0.0883688</text:p>
          </table:table-cell>
          <table:table-cell office:value-type="float" office:value="0.0875662" calcext:value-type="float">
            <text:p>0.0875662</text:p>
          </table:table-cell>
        </table:table-row>
        <table:table-row table:style-name="ro1">
          <table:table-cell/>
          <table:table-cell office:value-type="float" office:value="0.0875096" calcext:value-type="float">
            <text:p>0.0875096</text:p>
          </table:table-cell>
          <table:table-cell office:value-type="float" office:value="0.090054" calcext:value-type="float">
            <text:p>0.090054</text:p>
          </table:table-cell>
        </table:table-row>
        <table:table-row table:style-name="ro1">
          <table:table-cell/>
          <table:table-cell office:value-type="float" office:value="0.0876291" calcext:value-type="float">
            <text:p>0.0876291</text:p>
          </table:table-cell>
          <table:table-cell office:value-type="float" office:value="0.090054" calcext:value-type="float">
            <text:p>0.090054</text:p>
          </table:table-cell>
        </table:table-row>
        <table:table-row table:style-name="ro1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0054" calcext:value-type="float">
            <text:p>0.090054</text:p>
          </table:table-cell>
        </table:table-row>
        <table:table-row table:style-name="ro1">
          <table:table-cell/>
          <table:table-cell office:value-type="float" office:value="0.088276" calcext:value-type="float">
            <text:p>0.088276</text:p>
          </table:table-cell>
          <table:table-cell office:value-type="float" office:value="0.090054" calcext:value-type="float">
            <text:p>0.090054</text:p>
          </table:table-cell>
        </table:table-row>
        <table:table-row table:style-name="ro1">
          <table:table-cell/>
          <table:table-cell office:value-type="float" office:value="0.088276" calcext:value-type="float">
            <text:p>0.088276</text:p>
          </table:table-cell>
          <table:table-cell office:value-type="float" office:value="0.090054" calcext:value-type="float">
            <text:p>0.090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2" meta:object-count="0"/>
    <meta:generator>LibreOffice/5.1.6.2$Linux_X86_64 LibreOffice_project/10m0$Build-2</meta:generator>
  </office:meta>
</office:document-meta>
</file>